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hx</text:p>
          </table:table-cell>
          <table:table-cell table:number-columns-repeated="2"/>
          <table:table-cell office:value-type="string" calcext:value-type="string">
            <text:p>Strix</text:p>
          </table:table-cell>
          <table:table-cell table:number-columns-repeated="4"/>
          <table:table-cell office:value-type="string" calcext:value-type="string">
            <text:p>Phx </text:p>
          </table:table-cell>
          <table:table-cell office:value-type="string" calcext:value-type="string">
            <text:p>Strix</text:p>
          </table:table-cell>
        </table:table-row>
        <table:table-row table:style-name="ro1">
          <table:table-cell office:value-type="string" calcext:value-type="string">
            <text:p>Workloa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string" calcext:value-type="string">
            <text:p>bf16 compute (MACs/cycle)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crokerne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L1 load bandwidth (bits/cycle)</text:p>
          </table:table-cell>
          <table:table-cell table:formula="of:=64*8" office:value-type="float" office:value="512" calcext:value-type="float">
            <text:p>512</text:p>
          </table:table-cell>
          <table:table-cell table:formula="of:=128*8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Cs per iteration per output tile</text:p>
          </table:table-cell>
          <table:table-cell table:formula="of:=[.B3]*[.C3]*[.D3]" office:value-type="float" office:value="128" calcext:value-type="float">
            <text:p>128</text:p>
          </table:table-cell>
          <table:table-cell office:value-type="string" calcext:value-type="string">
            <text:p>bf16 MACs</text:p>
          </table:table-cell>
          <table:table-cell/>
          <table:table-cell table:formula="of:=[.E3]*[.F3]*[.G3]" office:value-type="float" office:value="256" calcext:value-type="float">
            <text:p>256</text:p>
          </table:table-cell>
          <table:table-cell office:value-type="string" calcext:value-type="string">
            <text:p>bf16 MACs</text:p>
          </table:table-cell>
          <table:table-cell table:number-columns-repeated="2"/>
          <table:table-cell office:value-type="string" calcext:value-type="string">
            <text:p>L1 store bandwidth (bits/cycle)</text:p>
          </table:table-cell>
          <table:table-cell table:formula="of:=32*8" office:value-type="float" office:value="256" calcext:value-type="float">
            <text:p>256</text:p>
          </table:table-cell>
          <table:table-cell table:formula="of:=64*8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Load A per iteration per output tile</text:p>
          </table:table-cell>
          <table:table-cell table:formula="of:=[.B3]*[.C3]*2" office:value-type="float" office:value="64" calcext:value-type="float">
            <text:p>64</text:p>
          </table:table-cell>
          <table:table-cell office:value-type="string" calcext:value-type="string">
            <text:p>bits</text:p>
          </table:table-cell>
          <table:table-cell/>
          <table:table-cell table:formula="of:=[.E3]*[.F3]*2" office:value-type="float" office:value="64" calcext:value-type="float">
            <text:p>64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B per iteration per output tile</text:p>
          </table:table-cell>
          <table:table-cell table:formula="of:=[.C3]*[.D3]*2" office:value-type="float" office:value="64" calcext:value-type="float">
            <text:p>64</text:p>
          </table:table-cell>
          <table:table-cell office:value-type="string" calcext:value-type="string">
            <text:p>bits</text:p>
          </table:table-cell>
          <table:table-cell/>
          <table:table-cell table:formula="of:=[.F3]*[.G3]*2" office:value-type="float" office:value="128" calcext:value-type="float">
            <text:p>128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e C per output tile</text:p>
          </table:table-cell>
          <table:table-cell table:formula="of:=[.B3]*[.D3]*2" office:value-type="float" office:value="32" calcext:value-type="float">
            <text:p>32</text:p>
          </table:table-cell>
          <table:table-cell office:value-type="string" calcext:value-type="string">
            <text:p>bits</text:p>
          </table:table-cell>
          <table:table-cell/>
          <table:table-cell table:formula="of:=[.E3]*[.G3]*2" office:value-type="float" office:value="64" calcext:value-type="float">
            <text:p>64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s per output tile</text:p>
          </table:table-cell>
          <table:table-cell table:formula="of:=[.B4]*([.C2]/[.C3])" office:value-type="float" office:value="1024" calcext:value-type="float">
            <text:p>1024</text:p>
          </table:table-cell>
          <table:table-cell office:value-type="string" calcext:value-type="string">
            <text:p>bf16 MACs</text:p>
          </table:table-cell>
          <table:table-cell/>
          <table:table-cell table:formula="of:=[.E4]*([.F2]/[.F3])" office:value-type="float" office:value="2048" calcext:value-type="float">
            <text:p>2048</text:p>
          </table:table-cell>
          <table:table-cell office:value-type="string" calcext:value-type="string">
            <text:p>bf16 MA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A per output tile</text:p>
          </table:table-cell>
          <table:table-cell table:formula="of:=[.B5]*([.C2]/[.C3])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/>
          <table:table-cell table:formula="of:=[.E5]*([.F2]/[.F3])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B per output tile</text:p>
          </table:table-cell>
          <table:table-cell table:formula="of:=[.B6]*([.C2]/[.C3])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/>
          <table:table-cell table:formula="of:=[.E6]*([.F2]/[.F3])" office:value-type="float" office:value="1024" calcext:value-type="float">
            <text:p>1024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output tiles expand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MACs</text:p>
          </table:table-cell>
          <table:table-cell table:formula="of:=[.B4]*[.$B$11]" office:value-type="float" office:value="2048" calcext:value-type="float">
            <text:p>2048</text:p>
          </table:table-cell>
          <table:table-cell office:value-type="string" calcext:value-type="string">
            <text:p>bf16 MACs</text:p>
          </table:table-cell>
          <table:table-cell/>
          <table:table-cell table:formula="of:=[.E4]*[.$E$11]" office:value-type="float" office:value="1024" calcext:value-type="float">
            <text:p>1024</text:p>
          </table:table-cell>
          <table:table-cell office:value-type="string" calcext:value-type="string">
            <text:p>bf16 MA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oads A</text:p>
          </table:table-cell>
          <table:table-cell table:formula="of:=[.B5]*[.$B$11]" office:value-type="float" office:value="1024" calcext:value-type="float">
            <text:p>1024</text:p>
          </table:table-cell>
          <table:table-cell office:value-type="string" calcext:value-type="string">
            <text:p>bits</text:p>
          </table:table-cell>
          <table:table-cell/>
          <table:table-cell table:formula="of:=[.E5]*[.$E$11]" office:value-type="float" office:value="256" calcext:value-type="float">
            <text:p>256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Loads B</text:p>
          </table:table-cell>
          <table:table-cell table:formula="of:=[.B6]*[.$B$11]" office:value-type="float" office:value="1024" calcext:value-type="float">
            <text:p>1024</text:p>
          </table:table-cell>
          <table:table-cell office:value-type="string" calcext:value-type="string">
            <text:p>bits</text:p>
          </table:table-cell>
          <table:table-cell/>
          <table:table-cell table:formula="of:=[.E6]*[.$E$11]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tores</text:p>
          </table:table-cell>
          <table:table-cell table:formula="of:=[.B7]*[.$B$11]" office:value-type="float" office:value="512" calcext:value-type="float">
            <text:p>512</text:p>
          </table:table-cell>
          <table:table-cell office:value-type="string" calcext:value-type="string">
            <text:p>bits</text:p>
          </table:table-cell>
          <table:table-cell/>
          <table:table-cell table:formula="of:=[.E7]*[.$E$11]" office:value-type="float" office:value="256" calcext:value-type="float">
            <text:p>256</text:p>
          </table:table-cell>
          <table:table-cell office:value-type="string" calcext:value-type="string">
            <text:p>bi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00:42:08.094452852</meta:creation-date>
    <dc:date>2025-07-24T01:33:36.343310764</dc:date>
    <meta:editing-duration>PT18M35S</meta:editing-duration>
    <meta:editing-cycles>1</meta:editing-cycles>
    <meta:document-statistic meta:table-count="1" meta:cell-count="85" meta:object-count="0"/>
    <meta:generator>LibreOffice/25.2.5.2$Linux_X86_64 LibreOffice_project/fb4792146257752f54eab576deb869869b108571</meta:generator>
  </office:meta>
</office:document-meta>
</file>